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999" draw:fill="solid" draw:fill-color="#66ffff" draw:textarea-vertical-align="middle" draw:fit-to-contour="true" fo:padding-top="0cm" fo:padding-bottom="0cm" fo:padding-left="0cm" fo:padding-right="0cm" draw:shadow-offset-x="0.203cm" draw:shadow-offset-y="0.203cm"/>
    </style:style>
    <style:style style:name="gr2" style:family="graphic" style:parent-style-name="standard">
      <style:graphic-properties svg:stroke-color="#ff3333" draw:fill="solid" draw:fill-color="#66ffff" draw:textarea-vertical-align="middle" draw:shadow-offset-x="0.203cm" draw:shadow-offset-y="0.203cm"/>
    </style:style>
    <style:style style:name="gr3" style:family="graphic" style:parent-style-name="standard">
      <style:graphic-properties svg:stroke-color="#ff3333" draw:fill="solid" draw:fill-color="#66ffff" draw:textarea-vertical-align="middle" draw:fit-to-contour="true" fo:padding-top="0cm" fo:padding-bottom="0cm" fo:padding-left="0cm" fo:padding-right="0cm" draw:shadow-offset-x="0.203cm" draw:shadow-offset-y="0.203cm"/>
    </style:style>
    <style:style style:name="gr4" style:family="graphic" style:parent-style-name="standard">
      <style:graphic-properties svg:stroke-color="#ffff99" draw:fill="solid" draw:fill-color="#ffff99" draw:textarea-vertical-align="middle" draw:fit-to-contour="true" fo:padding-top="0cm" fo:padding-bottom="0cm" fo:padding-left="0cm" fo:padding-right="0cm" draw:shadow-offset-x="0.203cm" draw:shadow-offset-y="0.203cm"/>
    </style:style>
    <style:style style:name="gr5" style:family="graphic" style:parent-style-name="standard">
      <style:graphic-properties svg:stroke-color="#ff6666" draw:fill="solid" draw:fill-color="#66ffff" draw:textarea-vertical-align="middle" draw:fit-to-contour="true" fo:padding-top="0cm" fo:padding-bottom="0cm" fo:padding-left="0cm" fo:padding-right="0cm" draw:shadow-offset-x="0.203cm" draw:shadow-offset-y="0.203cm"/>
    </style:style>
    <style:style style:name="gr6" style:family="graphic" style:parent-style-name="objectwithoutfill">
      <style:graphic-properties svg:stroke-color="#9900ff" draw:marker-end="Arrow" draw:marker-end-width="0.3cm" draw:fill="solid" draw:fill-color="#ffff99" draw:textarea-vertical-align="middle" draw:shadow-offset-x="0.203cm" draw:shadow-offset-y="0.203cm"/>
    </style:style>
    <style:style style:name="gr7" style:family="graphic" style:parent-style-name="objectwithoutfill">
      <style:graphic-properties svg:stroke-color="#ffff99" draw:fill="solid" draw:fill-color="#ffff99" draw:textarea-vertical-align="middle" draw:shadow-offset-x="0.203cm" draw:shadow-offset-y="0.203cm"/>
    </style:style>
    <style:style style:name="gr8" style:family="graphic" style:parent-style-name="objectwithoutfill">
      <style:graphic-properties svg:stroke-color="#9900ff" draw:fill="solid" draw:fill-color="#ffff99" draw:textarea-vertical-align="middle" draw:shadow-offset-x="0.203cm" draw:shadow-offset-y="0.203cm"/>
    </style:style>
    <style:style style:name="gr9" style:family="graphic" style:parent-style-name="objectwithoutfill">
      <style:graphic-properties svg:stroke-color="#ff3333" draw:fill="solid" draw:fill-color="#ffff99" draw:textarea-vertical-align="middle" draw:shadow-offset-x="0.203cm" draw:shadow-offset-y="0.203cm"/>
    </style:style>
    <style:style style:name="gr10" style:family="graphic" style:parent-style-name="objectwithoutfill">
      <style:graphic-properties svg:stroke-color="#9900ff" draw:marker-end="Arrow" draw:marker-end-width="0.3cm" draw:fill="solid" draw:fill-color="#ff3333" draw:textarea-vertical-align="middle" draw:shadow-offset-x="0.203cm" draw:shadow-offset-y="0.203cm"/>
    </style:style>
    <style:style style:name="gr11" style:family="graphic" style:parent-style-name="objectwithoutfill">
      <style:graphic-properties svg:stroke-color="#9900ff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2" draw:layer="layout" svg:width="5.842cm" svg:height="0.84cm" svg:x="2.794cm" svg:y="3.048cm">
          <text:p text:style-name="P1"><text:span text:style-name="T1">Customer</text:span></text:p>
        </draw:rect>
        <draw:rect draw:style-name="gr2" draw:text-style-name="P3" draw:layer="layout" svg:width="6.918cm" svg:height="1.27cm" svg:x="2.794cm" svg:y="9.652cm">
          <text:p text:style-name="P1"><text:span text:style-name="T2">Machine movement Schedules GPA</text:span></text:p>
        </draw:rect>
        <draw:rect draw:style-name="gr2" draw:text-style-name="P4" draw:layer="layout" svg:width="6.911cm" svg:height="1.27cm" svg:x="2.547cm" svg:y="13.208cm">
          <text:p text:style-name="P1"><text:span text:style-name="T3">Machine movement <text:s/>GPA</text:span></text:p>
        </draw:rect>
        <draw:rect draw:style-name="gr2" draw:text-style-name="P4" draw:layer="layout" svg:width="6.664cm" svg:height="1.27cm" svg:x="2.6cm" svg:y="11.43cm">
          <text:p text:style-name="P1"><text:span text:style-name="T3">Machine movement Detail GPA</text:span></text:p>
        </draw:rect>
        <draw:rect draw:style-name="gr2" draw:text-style-name="P3" draw:layer="layout" svg:width="6.858cm" svg:height="1.27cm" svg:x="10.534cm" svg:y="9.652cm">
          <text:p text:style-name="P1"><text:span text:style-name="T2">Machine movement Schedules GPA</text:span></text:p>
        </draw:rect>
        <draw:rect draw:style-name="gr2" draw:text-style-name="P4" draw:layer="layout" svg:width="6.664cm" svg:height="1.27cm" svg:x="10.728cm" svg:y="11.43cm">
          <text:p text:style-name="P1"><text:span text:style-name="T3">Machine movement Detail GPB</text:span></text:p>
        </draw:rect>
        <draw:rect draw:style-name="gr2" draw:text-style-name="P4" draw:layer="layout" svg:width="6.664cm" svg:height="1.27cm" svg:x="10.474cm" svg:y="13.208cm">
          <text:p text:style-name="P1"><text:span text:style-name="T3">Machine movement <text:s/>GPB</text:span></text:p>
        </draw:rect>
        <draw:rect draw:style-name="gr3" draw:text-style-name="P5" draw:layer="layout" svg:width="7.366cm" svg:height="0.84cm" svg:x="9.906cm" svg:y="3.048cm">
          <text:p text:style-name="P1"><text:span text:style-name="T4">Customer Add. Info</text:span></text:p>
        </draw:rect>
        <draw:rect draw:style-name="gr3" draw:text-style-name="P6" draw:layer="layout" svg:width="7.112cm" svg:height="0.84cm" svg:x="6.978cm" svg:y="15.67cm">
          <text:p text:style-name="P1"><text:span text:style-name="T1">Laundry room</text:span></text:p>
        </draw:rect>
        <draw:rect draw:style-name="gr3" draw:text-style-name="P6" draw:layer="layout" svg:width="6.35cm" svg:height="0.84cm" svg:x="7.112cm" svg:y="18.796cm">
          <text:p text:style-name="P1"><text:span text:style-name="T1">Comm.Vendor</text:span></text:p>
        </draw:rect>
        <draw:rect draw:style-name="gr3" draw:text-style-name="P6" draw:layer="layout" svg:width="7.112cm" svg:height="0.84cm" svg:x="6.978cm" svg:y="17.272cm">
          <text:p text:style-name="P1"><text:span text:style-name="T1">EQS</text:span></text:p>
        </draw:rect>
        <draw:rect draw:style-name="gr3" draw:text-style-name="P6" draw:layer="layout" svg:width="7.112cm" svg:height="0.84cm" svg:x="19.05cm" svg:y="5.08cm">
          <text:p text:style-name="P1"><text:span text:style-name="T1">Call Type</text:span></text:p>
        </draw:rect>
        <draw:rect draw:style-name="gr3" draw:text-style-name="P6" draw:layer="layout" svg:width="7.112cm" svg:height="0.84cm" svg:x="19.05cm" svg:y="6.428cm">
          <text:p text:style-name="P1"><text:span text:style-name="T1">Call Status</text:span></text:p>
        </draw:rect>
        <draw:rect draw:style-name="gr3" draw:text-style-name="P6" draw:layer="layout" svg:width="7.112cm" svg:height="0.84cm" svg:x="19.05cm" svg:y="10.082cm">
          <text:p text:style-name="P1"><text:span text:style-name="T1">Technician</text:span></text:p>
        </draw:rect>
        <draw:rect draw:style-name="gr3" draw:text-style-name="P6" draw:layer="layout" svg:width="7.366cm" svg:height="0.84cm" svg:x="19.05cm" svg:y="12.622cm">
          <text:p text:style-name="P1"><text:span text:style-name="T1">Model</text:span></text:p>
        </draw:rect>
        <draw:rect draw:style-name="gr3" draw:text-style-name="P6" draw:layer="layout" svg:width="7.366cm" svg:height="0.84cm" svg:x="18.796cm" svg:y="13.892cm">
          <text:p text:style-name="P1"><text:span text:style-name="T1">Manufacturer</text:span></text:p>
        </draw:rect>
        <draw:rect draw:style-name="gr3" draw:text-style-name="P6" draw:layer="layout" svg:width="7.112cm" svg:height="0.84cm" svg:x="19.05cm" svg:y="11.43cm">
          <text:p text:style-name="P1"><text:span text:style-name="T1">Parts Items</text:span></text:p>
        </draw:rect>
        <draw:rect draw:style-name="gr4" draw:text-style-name="P2" draw:layer="layout" svg:width="3.556cm" svg:height="0.762cm" svg:x="7.874cm" svg:y="5.588cm">
          <text:p text:style-name="P1"><text:span text:style-name="T5">Type</text:span></text:p>
        </draw:rect>
        <draw:rect draw:style-name="gr3" draw:text-style-name="P6" draw:layer="layout" svg:width="3.556cm" svg:height="0.762cm" svg:x="7.874cm" svg:y="5.588cm">
          <text:p text:style-name="P1"><text:span text:style-name="T1">Type</text:span></text:p>
        </draw:rect>
        <draw:rect draw:style-name="gr3" draw:text-style-name="P6" draw:layer="layout" svg:width="3.556cm" svg:height="0.762cm" svg:x="7.874cm" svg:y="6.858cm">
          <text:p text:style-name="P1"><text:span text:style-name="T1">Vendor</text:span></text:p>
        </draw:rect>
        <draw:rect draw:style-name="gr3" draw:text-style-name="P5" draw:layer="layout" svg:width="7.366cm" svg:height="0.84cm" svg:x="18.034cm" svg:y="3.048cm">
          <text:p text:style-name="P1"><text:span text:style-name="T4">Customer Local contact </text:span></text:p>
        </draw:rect>
        <draw:rect draw:style-name="gr3" draw:text-style-name="P6" draw:layer="layout" svg:width="3.556cm" svg:height="0.762cm" svg:x="7.874cm" svg:y="4.572cm">
          <text:p text:style-name="P1"><text:span text:style-name="T1">Wennsoft</text:span></text:p>
        </draw:rect>
        <draw:rect draw:style-name="gr3" draw:text-style-name="P6" draw:layer="layout" svg:width="7.112cm" svg:height="0.84cm" svg:x="19.05cm" svg:y="7.796cm">
          <text:p text:style-name="P1"><text:span text:style-name="T1">ULN Service Area</text:span></text:p>
        </draw:rect>
        <draw:rect draw:style-name="gr3" draw:text-style-name="P6" draw:layer="layout" svg:width="7.112cm" svg:height="0.84cm" svg:x="19.05cm" svg:y="9.066cm">
          <text:p text:style-name="P1"><text:span text:style-name="T1">Employees</text:span></text:p>
        </draw:rect>
        <draw:rect draw:style-name="gr3" draw:text-style-name="P6" draw:layer="layout" svg:width="4.572cm" svg:height="0.762cm" svg:x="7.62cm" svg:y="7.874cm">
          <text:p text:style-name="P1"><text:span text:style-name="T1">Rms Status</text:span></text:p>
        </draw:rect>
        <draw:rect draw:style-name="gr5" draw:text-style-name="P6" draw:layer="layout" svg:width="5.842cm" svg:height="0.84cm" svg:x="2.794cm" svg:y="1.016cm">
          <text:p text:style-name="P1"><text:span text:style-name="T1">DATASOUCE</text:span></text:p>
        </draw:rect>
        <draw:line draw:style-name="gr6" draw:text-style-name="P1" draw:layer="layout" svg:x1="5.842cm" svg:y1="1.856cm" svg:x2="5.842cm" svg:y2="3.048cm">
          <text:p/>
        </draw:line>
        <draw:line draw:style-name="gr7" draw:text-style-name="P1" draw:layer="layout" svg:x1="5.588cm" svg:y1="4.064cm" svg:x2="9.398cm" svg:y2="4.064cm">
          <text:p/>
        </draw:line>
        <draw:line draw:style-name="gr6" draw:text-style-name="P1" draw:layer="layout" svg:x1="9.398cm" svg:y1="3.81cm" svg:x2="9.398cm" svg:y2="4.572cm">
          <text:p/>
        </draw:line>
        <draw:line draw:style-name="gr7" draw:text-style-name="P1" draw:layer="layout" svg:x1="5.588cm" svg:y1="4.064cm" svg:x2="5.588cm" svg:y2="3.888cm">
          <text:p/>
        </draw:line>
        <draw:line draw:style-name="gr8" draw:text-style-name="P1" draw:layer="layout" svg:x1="4.826cm" svg:y1="9.144cm" svg:x2="15.24cm" svg:y2="9.144cm">
          <text:p/>
        </draw:line>
        <draw:line draw:style-name="gr6" draw:text-style-name="P1" draw:layer="layout" svg:x1="4.826cm" svg:y1="9.144cm" svg:x2="4.826cm" svg:y2="9.652cm">
          <text:p/>
        </draw:line>
        <draw:line draw:style-name="gr6" draw:text-style-name="P1" draw:layer="layout" svg:x1="15.24cm" svg:y1="9.144cm" svg:x2="15.24cm" svg:y2="9.652cm">
          <text:p/>
        </draw:line>
        <draw:line draw:style-name="gr6" draw:text-style-name="P1" draw:layer="layout" svg:x1="9.906cm" svg:y1="14.986cm" svg:x2="9.906cm" svg:y2="15.67cm">
          <text:p/>
        </draw:line>
        <draw:line draw:style-name="gr8" draw:text-style-name="P1" draw:layer="layout" svg:x1="4.826cm" svg:y1="14.986cm" svg:x2="14.732cm" svg:y2="14.986cm">
          <text:p/>
        </draw:line>
        <draw:line draw:style-name="gr9" draw:text-style-name="P1" draw:layer="layout" svg:x1="4.826cm" svg:y1="14.986cm" svg:x2="4.826cm" svg:y2="14.478cm">
          <text:p/>
        </draw:line>
        <draw:line draw:style-name="gr9" draw:text-style-name="P1" draw:layer="layout" svg:x1="14.732cm" svg:y1="14.986cm" svg:x2="14.732cm" svg:y2="14.478cm">
          <text:p/>
        </draw:line>
        <draw:line draw:style-name="gr6" draw:text-style-name="P1" draw:layer="layout" svg:x1="10.16cm" svg:y1="16.51cm" svg:x2="10.16cm" svg:y2="17.272cm">
          <text:p/>
        </draw:line>
        <draw:line draw:style-name="gr6" draw:text-style-name="P1" draw:layer="layout" svg:x1="10.16cm" svg:y1="18.112cm" svg:x2="10.16cm" svg:y2="18.972cm">
          <text:p/>
        </draw:line>
        <draw:line draw:style-name="gr6" draw:text-style-name="P1" draw:layer="layout" svg:x1="17.78cm" svg:y1="7.112cm" svg:x2="11.43cm" svg:y2="7.112cm">
          <text:p/>
        </draw:line>
        <draw:line draw:style-name="gr8" draw:text-style-name="P1" draw:layer="layout" svg:x1="17.78cm" svg:y1="7.112cm" svg:x2="17.78cm" svg:y2="15.748cm">
          <text:p/>
        </draw:line>
        <draw:line draw:style-name="gr8" draw:text-style-name="P1" draw:layer="layout" svg:x1="22.86cm" svg:y1="15.748cm" svg:x2="22.86cm" svg:y2="14.732cm">
          <text:p/>
        </draw:line>
        <draw:line draw:style-name="gr6" draw:text-style-name="P1" draw:layer="layout" svg:x1="22.86cm" svg:y1="5.92cm" svg:x2="22.86cm" svg:y2="6.428cm">
          <text:p/>
        </draw:line>
        <draw:line draw:style-name="gr6" draw:text-style-name="P1" draw:layer="layout" svg:x1="22.86cm" svg:y1="7.268cm" svg:x2="22.86cm" svg:y2="7.796cm">
          <text:p/>
        </draw:line>
        <draw:line draw:style-name="gr7" draw:text-style-name="P1" draw:layer="layout" svg:x1="22.86cm" svg:y1="8.636cm" svg:x2="22.86cm" svg:y2="9.066cm">
          <text:p/>
        </draw:line>
        <draw:line draw:style-name="gr7" draw:text-style-name="P1" draw:layer="layout" svg:x1="22.86cm" svg:y1="9.906cm" svg:x2="22.86cm" svg:y2="10.336cm">
          <text:p/>
        </draw:line>
        <draw:line draw:style-name="gr7" draw:text-style-name="P1" draw:layer="layout" svg:x1="22.86cm" svg:y1="11.176cm" svg:x2="22.86cm" svg:y2="11.43cm">
          <text:p/>
        </draw:line>
        <draw:line draw:style-name="gr7" draw:text-style-name="P1" draw:layer="layout" svg:x1="22.86cm" svg:y1="12.27cm" svg:x2="22.86cm" svg:y2="12.622cm">
          <text:p/>
        </draw:line>
        <draw:line draw:style-name="gr7" draw:text-style-name="P1" draw:layer="layout" svg:x1="22.86cm" svg:y1="13.462cm" svg:x2="22.86cm" svg:y2="13.892cm">
          <text:p/>
        </draw:line>
        <draw:line draw:style-name="gr6" draw:text-style-name="P1" draw:layer="layout" svg:x1="8.636cm" svg:y1="3.556cm" svg:x2="9.906cm" svg:y2="3.556cm">
          <text:p/>
        </draw:line>
        <draw:line draw:style-name="gr10" draw:text-style-name="P1" draw:layer="layout" svg:x1="17.272cm" svg:y1="3.556cm" svg:x2="18.034cm" svg:y2="3.556cm">
          <text:p/>
        </draw:line>
        <draw:line draw:style-name="gr11" draw:text-style-name="P1" draw:layer="layout" svg:x1="17.78cm" svg:y1="15.748cm" svg:x2="22.86cm" svg:y2="15.748cm">
          <text:p/>
        </draw:line>
        <draw:line draw:style-name="gr11" draw:text-style-name="P1" draw:layer="layout" svg:x1="9.652cm" svg:y1="8.636cm" svg:x2="9.652cm" svg:y2="9.144cm">
          <text:p/>
        </draw:lin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04T10:10:11.91</meta:creation-date>
    <meta:editing-duration>PT8H57M42S</meta:editing-duration>
    <meta:editing-cycles>13</meta:editing-cycles>
    <dc:date>2019-05-21T17:30:20.51</dc:date>
    <meta:generator>OpenOffice/4.1.5$Win32 OpenOffice.org_project/415m1$Build-9789</meta:generator>
    <meta:document-statistic meta:object-count="76"/>
  </office:meta>
</office:document-meta>
</file>